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1640000012D60A1FB1C.svm" manifest:media-type=""/>
  <manifest:file-entry manifest:full-path="Pictures/20000001000000BB000000E5B89C68BD.svm" manifest:media-type=""/>
  <manifest:file-entry manifest:full-path="Pictures/20000001000003AF0000012DBA3F36A1.svm" manifest:media-type=""/>
  <manifest:file-entry manifest:full-path="Pictures/20000001000003AF0000012DA313CCE0.svm" manifest:media-type=""/>
  <manifest:file-entry manifest:full-path="Pictures/2000000100000103000000F210DD7C79.svm" manifest:media-type=""/>
  <manifest:file-entry manifest:full-path="Pictures/200000010000016400000129B6113C1E.svm" manifest:media-type=""/>
  <manifest:file-entry manifest:full-path="Pictures/20000001000000FE000000F2E11C61C7.svm" manifest:media-type=""/>
  <manifest:file-entry manifest:full-path="Pictures/20000001000001CD0000012DBE74C9DE.svm" manifest:media-type=""/>
  <manifest:file-entry manifest:full-path="Pictures/20000001000000FE000001038E021CBF.svm" manifest:media-type=""/>
  <manifest:file-entry manifest:full-path="Pictures/200000010000016800000129BC5E52E4.svm" manifest:media-type=""/>
  <manifest:file-entry manifest:full-path="Pictures/20000001000000C3000000A1D578F1D8.svm" manifest:media-type=""/>
  <manifest:file-entry manifest:full-path="Pictures/" manifest:media-type=""/>
  <manifest:file-entry manifest:full-path="content.xml" manifest:media-type="text/xml"/>
  <manifest:file-entry manifest:full-path="ObjectReplacements/Object 14" manifest:media-type="application/x-openoffice-gdimetafile;windows_formatname=&quot;GDIMetaFile&quot;"/>
  <manifest:file-entry manifest:full-path="ObjectReplacements/" manifest:media-type=""/>
  <manifest:file-entry manifest:full-path="Object 14/Configurations2/statusbar/" manifest:media-type=""/>
  <manifest:file-entry manifest:full-path="Object 14/Configurations2/accelerator/current.xml" manifest:media-type=""/>
  <manifest:file-entry manifest:full-path="Object 14/Configurations2/accelerator/" manifest:media-type=""/>
  <manifest:file-entry manifest:full-path="Object 14/Configurations2/floater/" manifest:media-type=""/>
  <manifest:file-entry manifest:full-path="Object 14/Configurations2/popupmenu/" manifest:media-type=""/>
  <manifest:file-entry manifest:full-path="Object 14/Configurations2/progressbar/" manifest:media-type=""/>
  <manifest:file-entry manifest:full-path="Object 14/Configurations2/toolpanel/" manifest:media-type=""/>
  <manifest:file-entry manifest:full-path="Object 14/Configurations2/menubar/" manifest:media-type=""/>
  <manifest:file-entry manifest:full-path="Object 14/Configurations2/toolbar/" manifest:media-type=""/>
  <manifest:file-entry manifest:full-path="Object 14/Configurations2/images/Bitmaps/" manifest:media-type=""/>
  <manifest:file-entry manifest:full-path="Object 14/Configurations2/images/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3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09cm"/>
    </style:style>
    <style:style style:name="gr7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5cm" fo:min-width="0cm"/>
    </style:style>
    <style:style style:name="gr11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12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-{}V_1+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-{}V_2+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text-properties fo:font-size="6pt" style:font-size-asian="6pt" style:font-size-complex="6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69cm" svg:height="1.827cm" svg:x="2.495cm" svg:y="1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1.764cm" svg:height="1.827cm" svg:x="3.416cm" svg:y="1.648cm">
          <draw:glue-point draw:id="4" svg:x="4.988cm" svg:y="4.121cm"/>
          <draw:glue-point draw:id="5" svg:x="-4.988cm" svg:y="3.42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28cm" svg:height="1.827cm" svg:x="2.279cm" svg:y="1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28cm" svg:height="1.827cm" svg:x="6.162cm" svg:y="1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601cm" svg:height="0.111cm" svg:x="3.514cm" svg:y="3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.327cm" svg:y1="2.599cm" svg:x2="0.638cm" svg:y2="2.599cm">
          <text:p/>
        </draw:line>
        <draw:line draw:style-name="gr3" draw:text-style-name="P1" draw:layer="layout" svg:x1="8.28cm" svg:y1="2.562cm" svg:x2="6.302cm" svg:y2="2.562cm">
          <text:p/>
        </draw:line>
        <draw:line draw:style-name="gr3" draw:text-style-name="P1" draw:layer="layout" svg:x1="4.283cm" svg:y1="4.842cm" svg:x2="4.283cm" svg:y2="3.539cm">
          <text:p/>
        </draw:line>
        <draw:frame draw:style-name="gr4" draw:text-style-name="P2" draw:layer="layout" svg:width="0.855cm" svg:height="0.696cm" svg:x="1.109cm" svg:y="1.368cm">
          <draw:text-box>
            <text:p><text:span text:style-name="T1">ایمٹر</text:span></text:p>
          </draw:text-box>
        </draw:frame>
        <draw:frame draw:style-name="gr5" draw:text-style-name="P2" draw:layer="layout" svg:width="1.002cm" svg:height="0.696cm" svg:x="6.637cm" svg:y="1.368cm">
          <draw:text-box>
            <text:p><text:span text:style-name="T1">کلکٹر</text:span></text:p>
          </draw:text-box>
        </draw:frame>
        <draw:frame draw:style-name="gr6" draw:text-style-name="P2" draw:layer="layout" svg:width="1.009cm" svg:height="0.696cm" svg:x="4.247cm" svg:y="3.77cm">
          <draw:text-box>
            <text:p><text:span text:style-name="T1">بیس</text:span></text:p>
          </draw:text-box>
        </draw:frame>
        <draw:line draw:style-name="gr3" draw:text-style-name="P1" draw:layer="layout" svg:x1="3.359cm" svg:y1="4.416cm" svg:x2="3.359cm" svg:y2="5.379cm">
          <text:p/>
        </draw:line>
        <draw:line draw:style-name="gr3" draw:text-style-name="P1" draw:layer="layout" svg:x1="3.229cm" svg:y1="4.628cm" svg:x2="3.229cm" svg:y2="5.183cm">
          <text:p/>
        </draw:line>
        <draw:line draw:style-name="gr3" draw:text-style-name="P1" draw:layer="layout" svg:x1="5.386cm" svg:y1="4.354cm" svg:x2="5.386cm" svg:y2="5.317cm">
          <text:p/>
        </draw:line>
        <draw:line draw:style-name="gr3" draw:text-style-name="P1" draw:layer="layout" svg:x1="5.256cm" svg:y1="4.566cm" svg:x2="5.256cm" svg:y2="5.121cm">
          <text:p/>
        </draw:line>
        <draw:line draw:style-name="gr3" draw:text-style-name="P1" draw:layer="layout" svg:x1="3.351cm" svg:y1="4.86cm" svg:x2="5.262cm" svg:y2="4.86cm">
          <text:p/>
        </draw:line>
        <draw:line draw:style-name="gr3" draw:text-style-name="P1" draw:layer="layout" svg:x1="8.268cm" svg:y1="2.557cm" svg:x2="8.268cm" svg:y2="4.86cm">
          <text:p/>
        </draw:line>
        <draw:line draw:style-name="gr3" draw:text-style-name="P1" draw:layer="layout" svg:x1="0.652cm" svg:y1="2.594cm" svg:x2="0.652cm" svg:y2="4.897cm">
          <text:p/>
        </draw:line>
        <draw:line draw:style-name="gr3" draw:text-style-name="P1" draw:layer="layout" svg:x1="2.045cm" svg:y1="4.917cm" svg:x2="2.098cm" svg:y2="4.759cm">
          <text:p/>
        </draw:line>
        <draw:line draw:style-name="gr3" draw:text-style-name="P1" draw:layer="layout" svg:x1="2.098cm" svg:y1="4.765cm" svg:x2="2.199cm" svg:y2="5.042cm">
          <text:p/>
        </draw:line>
        <draw:line draw:style-name="gr3" draw:text-style-name="P1" draw:layer="layout" svg:x1="2.199cm" svg:y1="5.04cm" svg:x2="2.3cm" svg:y2="4.763cm">
          <text:p/>
        </draw:line>
        <draw:line draw:style-name="gr3" draw:text-style-name="P1" draw:layer="layout" svg:x1="2.297cm" svg:y1="4.761cm" svg:x2="2.398cm" svg:y2="5.038cm">
          <text:p/>
        </draw:line>
        <draw:line draw:style-name="gr3" draw:text-style-name="P1" draw:layer="layout" svg:x1="2.398cm" svg:y1="5.04cm" svg:x2="2.499cm" svg:y2="4.763cm">
          <text:p/>
        </draw:line>
        <draw:line draw:style-name="gr3" draw:text-style-name="P1" draw:layer="layout" svg:x1="2.497cm" svg:y1="4.761cm" svg:x2="2.598cm" svg:y2="5.038cm">
          <text:p/>
        </draw:line>
        <draw:line draw:style-name="gr3" draw:text-style-name="P1" draw:layer="layout" svg:x1="2.599cm" svg:y1="5.036cm" svg:x2="2.645cm" svg:y2="4.901cm">
          <text:p/>
        </draw:line>
        <draw:line draw:style-name="gr3" draw:text-style-name="P1" draw:layer="layout" svg:x1="2.037cm" svg:y1="4.908cm" svg:x2="0.641cm" svg:y2="4.908cm">
          <text:p/>
        </draw:line>
        <draw:line draw:style-name="gr3" draw:text-style-name="P1" draw:layer="layout" svg:x1="2.653cm" svg:y1="4.909cm" svg:x2="3.212cm" svg:y2="4.909cm">
          <text:p/>
        </draw:line>
        <draw:line draw:style-name="gr3" draw:text-style-name="P1" draw:layer="layout" svg:x1="5.723cm" svg:y1="4.872cm" svg:x2="5.776cm" svg:y2="4.714cm">
          <text:p/>
        </draw:line>
        <draw:line draw:style-name="gr3" draw:text-style-name="P1" draw:layer="layout" svg:x1="5.776cm" svg:y1="4.72cm" svg:x2="5.877cm" svg:y2="4.997cm">
          <text:p/>
        </draw:line>
        <draw:line draw:style-name="gr3" draw:text-style-name="P1" draw:layer="layout" svg:x1="5.877cm" svg:y1="4.995cm" svg:x2="5.978cm" svg:y2="4.718cm">
          <text:p/>
        </draw:line>
        <draw:line draw:style-name="gr3" draw:text-style-name="P1" draw:layer="layout" svg:x1="5.975cm" svg:y1="4.716cm" svg:x2="6.076cm" svg:y2="4.993cm">
          <text:p/>
        </draw:line>
        <draw:line draw:style-name="gr3" draw:text-style-name="P1" draw:layer="layout" svg:x1="6.076cm" svg:y1="4.995cm" svg:x2="6.177cm" svg:y2="4.718cm">
          <text:p/>
        </draw:line>
        <draw:line draw:style-name="gr3" draw:text-style-name="P1" draw:layer="layout" svg:x1="6.175cm" svg:y1="4.716cm" svg:x2="6.276cm" svg:y2="4.993cm">
          <text:p/>
        </draw:line>
        <draw:line draw:style-name="gr3" draw:text-style-name="P1" draw:layer="layout" svg:x1="6.277cm" svg:y1="4.991cm" svg:x2="6.323cm" svg:y2="4.856cm">
          <text:p/>
        </draw:line>
        <draw:line draw:style-name="gr3" draw:text-style-name="P1" draw:layer="layout" svg:x1="5.715cm" svg:y1="4.864cm" svg:x2="5.404cm" svg:y2="4.864cm">
          <text:p/>
        </draw:line>
        <draw:line draw:style-name="gr3" draw:text-style-name="P1" draw:layer="layout" svg:x1="6.331cm" svg:y1="4.866cm" svg:x2="8.284cm" svg:y2="4.866cm">
          <text:p/>
        </draw:line>
        <draw:line draw:style-name="gr7" draw:text-style-name="P1" draw:layer="layout" svg:x1="6.709cm" svg:y1="2.902cm" svg:x2="7.809cm" svg:y2="2.902cm">
          <text:p/>
        </draw:line>
        <draw:line draw:style-name="gr7" draw:text-style-name="P1" draw:layer="layout" svg:x1="0.971cm" svg:y1="2.902cm" svg:x2="2.071cm" svg:y2="2.902cm">
          <text:p/>
        </draw:line>
        <draw:line draw:style-name="gr7" draw:text-style-name="P1" draw:layer="layout" svg:x1="4.043cm" svg:y1="3.667cm" svg:x2="4.043cm" svg:y2="4.631cm">
          <text:p/>
        </draw:line>
        <draw:frame draw:style-name="gr8" draw:layer="layout" svg:width="0.2cm" svg:height="0.47cm" svg:x="3.154cm" svg:y="3.171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5" draw:text-style-name="P3" draw:layer="layout" svg:width="1.201cm" svg:height="1.917cm" svg:x="2.358cm" svg:y="1.635cm">
          <draw:text-box>
            <text:p><text:span text:style-name="T2">--------+</text:span></text:p>
            <text:p><text:span text:style-name="T2">--------+</text:span></text:p>
            <text:p><text:span text:style-name="T2">--------+</text:span></text:p>
            <text:p><text:span text:style-name="T2">--------+</text:span></text:p>
            <text:p><text:span text:style-name="T2">--------+</text:span></text:p>
            <text:p><text:span text:style-name="T2">--------+</text:span></text:p>
            <text:p><text:span text:style-name="T2">--------+</text:span></text:p>
          </draw:text-box>
        </draw:frame>
        <draw:frame draw:style-name="gr5" draw:text-style-name="P3" draw:layer="layout" svg:width="2.009cm" svg:height="1.917cm" svg:x="3.302cm" svg:y="1.636cm">
          <draw:text-box>
            <text:p><text:span text:style-name="T2">-+++++++--------</text:span></text:p>
            <text:p><text:span text:style-name="T2">-+++++++--------</text:span></text:p>
            <text:p><text:span text:style-name="T2">-+++++++--------</text:span></text:p>
            <text:p><text:span text:style-name="T2">-+++++++--------</text:span></text:p>
            <text:p><text:span text:style-name="T2">-+++++++--------</text:span></text:p>
            <text:p><text:span text:style-name="T2">-+++++++--------</text:span></text:p>
            <text:p><text:span text:style-name="T2">-+++++++--------</text:span></text:p>
          </draw:text-box>
        </draw:frame>
        <draw:frame draw:style-name="gr5" draw:text-style-name="P3" draw:layer="layout" svg:width="1.158cm" svg:height="1.917cm" svg:x="5.086cm" svg:y="1.636cm">
          <draw:text-box>
            <text:p><text:span text:style-name="T2">+++----</text:span></text:p>
            <text:p><text:span text:style-name="T2">+++----</text:span></text:p>
            <text:p><text:span text:style-name="T2">+++----</text:span></text:p>
            <text:p><text:span text:style-name="T2">+++----</text:span></text:p>
            <text:p><text:span text:style-name="T2">+++----</text:span></text:p>
            <text:p><text:span text:style-name="T2">+++----</text:span></text:p>
            <text:p><text:span text:style-name="T2">+++----</text:span></text:p>
          </draw:text-box>
        </draw:frame>
        <draw:custom-shape draw:style-name="gr9" draw:text-style-name="P1" draw:layer="layout" svg:width="0.184cm" svg:height="1.157cm" draw:transform="rotate (-1.57079632679579) translate (5.649cm 1.32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1" draw:layer="layout" svg:width="0.184cm" svg:height="0.469cm" draw:transform="rotate (-1.57079632679579) translate (3.602cm 1.3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2" draw:layer="layout" svg:width="1.505cm" svg:height="0.696cm" svg:x="4.311cm" svg:y="0.791cm">
          <draw:text-box>
            <text:p><text:span text:style-name="T1">ویران خطہ</text:span></text:p>
          </draw:text-box>
        </draw:frame>
        <draw:frame draw:style-name="gr5" draw:text-style-name="P2" draw:layer="layout" svg:width="1.505cm" svg:height="0.696cm" svg:x="2.574cm" svg:y="0.79cm">
          <draw:text-box>
            <text:p><text:span text:style-name="T1">ویران خطہ</text:span></text:p>
          </draw:text-box>
        </draw:frame>
        <draw:frame draw:style-name="gr10" draw:text-style-name="P2" xml:id="id1" draw:id="id1" draw:layer="layout" svg:width="1.751cm" svg:height="0.696cm" svg:x="6.14cm" svg:y="3.644cm">
          <draw:text-box>
            <text:p><text:span text:style-name="T1">اُلٹا مائل جوڑ</text:span></text:p>
          </draw:text-box>
        </draw:frame>
        <draw:frame draw:style-name="gr10" draw:text-style-name="P2" xml:id="id3" draw:id="id3" draw:layer="layout" svg:width="2.064cm" svg:height="0.696cm" svg:x="0.676cm" svg:y="3.574cm">
          <draw:text-box>
            <text:p><text:span text:style-name="T1">سیدھا مائل جوڑ</text:span></text:p>
          </draw:text-box>
        </draw:frame>
        <draw:connector draw:style-name="gr11" draw:text-style-name="P1" draw:layer="layout" draw:type="curve" draw:line-skew="-0.07cm" svg:x1="6.14cm" svg:y1="3.992cm" svg:x2="5.177cm" svg:y2="3.313cm" draw:start-shape="id1" draw:start-glue-point="3" draw:end-shape="id2" draw:end-glue-point="4" svg:d="m6140 3992c-823 0-342-679-963-679">
          <text:p/>
        </draw:connector>
        <draw:connector draw:style-name="gr11" draw:text-style-name="P1" draw:layer="layout" draw:type="curve" svg:x1="2.74cm" svg:y1="3.922cm" svg:x2="3.419cm" svg:y2="3.186cm" draw:start-shape="id3" draw:start-glue-point="1" draw:end-shape="id2" draw:end-glue-point="5" svg:d="m2740 3922c507 0 168-736 679-736">
          <text:p/>
        </draw:connector>
        <draw:frame draw:style-name="gr12" draw:text-style-name="P1" draw:layer="layout" svg:width="0.31cm" svg:height="0.289cm" svg:x="1.788cm" svg:y="2.022cm">
          <draw:image xlink:href="Pictures/2000000100000103000000F210DD7C79.svm" xlink:type="simple" xlink:show="embed" xlink:actuate="onLoad">
            <text:p/>
          </draw:image>
        </draw:frame>
        <draw:frame draw:style-name="gr13" draw:text-style-name="P1" draw:layer="layout" svg:width="0.304cm" svg:height="0.31cm" svg:x="6.498cm" svg:y="2.001cm">
          <draw:image xlink:href="Pictures/20000001000000FE000001038E021CBF.svm" xlink:type="simple" xlink:show="embed" xlink:actuate="onLoad">
            <text:p/>
          </draw:image>
        </draw:frame>
        <draw:frame draw:style-name="gr14" draw:text-style-name="P1" draw:layer="layout" svg:width="0.304cm" svg:height="0.289cm" svg:x="4.41cm" svg:y="3.665cm">
          <draw:image xlink:href="Pictures/20000001000000FE000000F2E11C61C7.svm" xlink:type="simple" xlink:show="embed" xlink:actuate="onLoad">
            <text:p/>
          </draw:image>
        </draw:frame>
        <draw:frame draw:style-name="gr15" draw:text-style-name="P1" draw:layer="layout" svg:width="0.233cm" svg:height="0.192cm" svg:x="2.747cm" svg:y="0.629cm">
          <draw:image xlink:href="Pictures/20000001000000C3000000A1D578F1D8.svm" xlink:type="simple" xlink:show="embed" xlink:actuate="onLoad">
            <text:p/>
          </draw:image>
        </draw:frame>
        <draw:frame draw:style-name="gr15" draw:text-style-name="P1" draw:layer="layout" svg:width="0.233cm" svg:height="0.192cm" svg:x="5.658cm" svg:y="0.629cm">
          <draw:image xlink:href="Pictures/20000001000000C3000000A1D578F1D8.svm" xlink:type="simple" xlink:show="embed" xlink:actuate="onLoad">
            <text:p/>
          </draw:image>
        </draw:frame>
        <draw:frame draw:style-name="gr16" draw:text-style-name="P1" draw:layer="layout" svg:width="0.223cm" svg:height="0.274cm" svg:x="4.17cm" svg:y="0.588cm">
          <draw:image xlink:href="Pictures/20000001000000BB000000E5B89C68BD.svm" xlink:type="simple" xlink:show="embed" xlink:actuate="onLoad">
            <text:p/>
          </draw:image>
        </draw:frame>
        <draw:frame draw:style-name="gr17" draw:text-style-name="P1" draw:layer="layout" svg:width="0.431cm" svg:height="0.355cm" svg:x="1.562cm" svg:y="3.005cm">
          <draw:image xlink:href="Pictures/200000010000016800000129BC5E52E4.svm" xlink:type="simple" xlink:show="embed" xlink:actuate="onLoad">
            <text:p/>
          </draw:image>
        </draw:frame>
        <draw:frame draw:style-name="gr18" draw:text-style-name="P1" draw:layer="layout" svg:width="0.426cm" svg:height="0.36cm" svg:x="7.287cm" svg:y="3cm">
          <draw:image xlink:href="Pictures/20000001000001640000012D60A1FB1C.svm" xlink:type="simple" xlink:show="embed" xlink:actuate="onLoad">
            <text:p/>
          </draw:image>
        </draw:frame>
        <draw:frame draw:style-name="gr19" draw:text-style-name="P1" draw:layer="layout" svg:width="0.426cm" svg:height="0.355cm" svg:x="3.388cm" svg:y="3.784cm">
          <draw:image xlink:href="Pictures/200000010000016400000129B6113C1E.svm" xlink:type="simple" xlink:show="embed" xlink:actuate="onLoad">
            <text:p/>
          </draw:image>
        </draw:frame>
        <draw:frame draw:style-name="gr20" draw:text-style-name="P1" draw:layer="layout" svg:width="0.557cm" svg:height="0.355cm" svg:x="2.069cm" svg:y="5.149cm">
          <draw:image xlink:href="Pictures/20000001000001D100000129A37F3893.svm" xlink:type="simple" xlink:show="embed" xlink:actuate="onLoad">
            <text:p/>
          </draw:image>
        </draw:frame>
        <draw:frame draw:style-name="gr21" draw:text-style-name="P1" draw:layer="layout" svg:width="0.552cm" svg:height="0.36cm" svg:x="5.872cm" svg:y="5.144cm">
          <draw:image xlink:href="Pictures/20000001000001CD0000012DBE74C9DE.svm" xlink:type="simple" xlink:show="embed" xlink:actuate="onLoad">
            <text:p/>
          </draw:image>
        </draw:frame>
        <draw:frame draw:style-name="gr22" draw:text-style-name="P1" draw:layer="layout" svg:width="1.13cm" svg:height="0.36cm" svg:x="2.743cm" svg:y="5.538cm">
          <draw:image xlink:href="Pictures/20000001000003AF0000012DA313CCE0.svm" xlink:type="simple" xlink:show="embed" xlink:actuate="onLoad">
            <text:p/>
          </draw:image>
        </draw:frame>
        <draw:frame draw:style-name="gr23" draw:text-style-name="P1" draw:layer="layout" svg:width="1.13cm" svg:height="0.36cm" svg:x="4.735cm" svg:y="5.538cm">
          <draw:image xlink:href="Pictures/20000001000003AF0000012DBA3F36A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11-08T11:46:39</dc:date>
    <dc:creator>kkk </dc:creator>
    <meta:editing-duration>PT7M41S</meta:editing-duration>
    <meta:editing-cycles>5</meta:editing-cycles>
    <meta:generator>LibreOffice/3.3$Linux LibreOffice_project/330m19$Build-401</meta:generator>
    <meta:document-statistic meta:object-count="64"/>
  </office:meta>
</office:document-meta>
</file>

<file path=Object 14/content.xml><?xml version="1.0" encoding="utf-8"?>
<math xmlns="http://www.w3.org/1998/Math/MathML">
  <semantics>
    <mrow/>
    <annotation encoding="StarMath 5.0">
</annotation>
  </semantics>
</math>
</file>